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800003F9000001E480C248B31.wmf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200000EF000058FD0000157F8E8027B6.wmf"/>
  <manifest:file-entry manifest:media-type="" manifest:full-path="Pictures/200000CC00003678000010892AC8E477.wmf"/>
  <manifest:file-entry manifest:media-type="" manifest:full-path="Pictures/2000009D000034B600000CB6C92C5BB7.wmf"/>
  <manifest:file-entry manifest:media-type="" manifest:full-path="Pictures/2000008B00002CF500000E43578CEF03.wmf"/>
  <manifest:file-entry manifest:media-type="" manifest:full-path="Pictures/200001060000612700001727BD1C0131.wmf"/>
  <manifest:file-entry manifest:media-type="" manifest:full-path="Pictures/200000F100003EA2000016BDA26AC014.wm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="hidden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ff0000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000514"/>
    </style:style>
    <style:style style:name="gr5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6" style:family="graphic" style:parent-style-name="standard">
      <style:graphic-properties draw:stroke="none" draw:fill="none" draw:fill-color="#0099cc" draw:textarea-horizontal-align="justify" draw:textarea-vertical-align="top" draw:auto-grow-height="true" fo:min-height="2.914cm" fo:padding-top="0.13cm" fo:padding-bottom="0.13cm" fo:padding-left="0.25cm" fo:padding-right="0.25cm" fo:wrap-option="wrap" draw:shadow="hidden" draw:shadow-color="#000514"/>
    </style:style>
    <style:style style:name="gr7" style:family="graphic" style:parent-style-name="standard">
      <style:graphic-properties draw:stroke="solid" svg:stroke-width="0.026cm" svg:stroke-color="#ffffff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000514"/>
    </style:style>
    <style:style style:name="gr8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9" style:family="graphic" style:parent-style-name="standard">
      <style:graphic-properties draw:stroke="solid" svg:stroke-width="0.106cm" svg:stroke-color="#ff0000" draw:stroke-linejoin="round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10" style:family="graphic" style:parent-style-name="standard" style:list-style-name="L5">
      <style:graphic-properties draw:stroke="none" draw:fill="none" draw:fill-color="#0099cc" draw:textarea-horizontal-align="justify" draw:textarea-vertical-align="top" draw:auto-grow-height="true" fo:min-height="4.061cm" fo:padding-top="0.13cm" fo:padding-bottom="0.13cm" fo:padding-left="0.25cm" fo:padding-right="0.25cm" fo:wrap-option="wrap" draw:shadow="hidden" draw:shadow-color="#000514"/>
    </style:style>
    <style:style style:name="gr11" style:family="graphic" style:parent-style-name="standard">
      <style:graphic-properties draw:stroke="solid" svg:stroke-width="0.026cm" svg:stroke-color="#ff0000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000514"/>
    </style:style>
    <style:style style:name="gr12" style:family="graphic" style:parent-style-name="standard">
      <style:graphic-properties draw:stroke="solid" svg:stroke-width="0.127cm" svg:stroke-color="#ff0000" draw:marker-start="Arrow" draw:marker-start-width="0.351cm" draw:marker-end="" draw:marker-end-width="0.351cm" draw:stroke-linejoin="miter" draw:fill="none" draw:fill-color="#ffffff" draw:textarea-horizontal-align="left" draw:textarea-vertical-align="top" draw:auto-grow-height="false" fo:padding-top="0.18cm" fo:padding-bottom="0.18cm" fo:padding-left="0.3cm" fo:padding-right="0.3cm" fo:wrap-option="wrap" draw:shadow="hidden" draw:shadow-color="#000514"/>
    </style:style>
    <style:style style:name="gr13" style:family="graphic" style:parent-style-name="standard">
      <style:graphic-properties draw:stroke="none" draw:fill="none" draw:fill-color="#0099cc" draw:textarea-horizontal-align="justify" draw:textarea-vertical-align="top" draw:auto-grow-height="true" fo:min-height="0.868cm" fo:min-width="3.974cm" fo:padding-top="0.13cm" fo:padding-bottom="0.13cm" fo:padding-left="0.25cm" fo:padding-right="0.25cm" fo:wrap-option="no-wrap" draw:shadow="hidden" draw:shadow-color="#000514"/>
    </style:style>
    <style:style style:name="gr14" style:family="graphic" style:parent-style-name="standard">
      <style:graphic-properties draw:stroke="solid" svg:stroke-width="0.076cm" svg:stroke-color="#ff0000" draw:marker-start-width="0.275cm" draw:marker-end-width="0.275cm" draw:stroke-linejoin="round" draw:fill="none" draw:fill-color="#0099cc" draw:textarea-horizontal-align="left" draw:textarea-vertical-align="top" draw:auto-grow-height="false" fo:padding-top="0.155cm" fo:padding-bottom="0.155cm" fo:padding-left="0.275cm" fo:padding-right="0.275cm" fo:wrap-option="wrap" draw:shadow="hidden" draw:shadow-color="#000514"/>
    </style:style>
    <style:style style:name="gr15" style:family="graphic" style:parent-style-name="standard">
      <style:graphic-properties draw:stroke="none" draw:fill="none" draw:fill-color="#0099cc" draw:textarea-horizontal-align="justify" draw:textarea-vertical-align="top" draw:auto-grow-height="true" fo:min-height="1.708cm" fo:padding-top="0.13cm" fo:padding-bottom="0.13cm" fo:padding-left="0.25cm" fo:padding-right="0.25cm" fo:wrap-option="wrap" draw:shadow="hidden" draw:shadow-color="#000514"/>
    </style:style>
    <style:style style:name="gr16" style:family="graphic" style:parent-style-name="standard">
      <style:graphic-properties draw:stroke="solid" svg:stroke-width="0.102cm" svg:stroke-color="#ff00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draw:fill-color="#0099cc" draw:textarea-horizontal-align="justify" draw:textarea-vertical-align="top" draw:auto-grow-height="true" fo:min-height="4.228cm" fo:padding-top="0.13cm" fo:padding-bottom="0.13cm" fo:padding-left="0.25cm" fo:padding-right="0.25cm" fo:wrap-option="wrap" draw:shadow="hidden" draw:shadow-color="#000514"/>
    </style:style>
    <style:style style:name="gr18" style:family="graphic" style:parent-style-name="standard">
      <style:graphic-properties draw:stroke="solid" svg:stroke-width="0.053cm" svg:stroke-color="#ff0000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000514"/>
    </style:style>
    <style:style style:name="gr19" style:family="graphic" style:parent-style-name="standard">
      <style:graphic-properties draw:stroke="none" draw:fill="none" draw:fill-color="#0099cc" draw:textarea-horizontal-align="justify" draw:textarea-vertical-align="top" draw:auto-grow-height="true" fo:min-height="5.053cm" fo:padding-top="0.13cm" fo:padding-bottom="0.13cm" fo:padding-left="0.25cm" fo:padding-right="0.25cm" fo:wrap-option="wrap" draw:shadow="hidden" draw:shadow-color="#000514"/>
    </style:style>
    <style:style style:name="gr20" style:family="graphic" style:parent-style-name="standard">
      <style:graphic-properties draw:stroke="none" draw:fill="none" draw:fill-color="#0099cc" draw:textarea-horizontal-align="justify" draw:textarea-vertical-align="top" draw:auto-grow-height="true" fo:min-height="3.369cm" fo:padding-top="0.13cm" fo:padding-bottom="0.13cm" fo:padding-left="0.25cm" fo:padding-right="0.25cm" fo:wrap-option="wrap" draw:shadow="hidden" draw:shadow-color="#000514"/>
    </style:style>
    <style:style style:name="gr21" style:family="graphic" style:parent-style-name="standard">
      <style:graphic-properties draw:stroke="none" draw:fill="none" draw:fill-color="#0099cc" draw:textarea-horizontal-align="justify" draw:textarea-vertical-align="top" draw:auto-grow-height="true" fo:min-height="7.579cm" fo:padding-top="0.13cm" fo:padding-bottom="0.13cm" fo:padding-left="0.25cm" fo:padding-right="0.25cm" fo:wrap-option="wrap" draw:shadow="hidden" draw:shadow-color="#000514"/>
    </style:style>
    <style:style style:name="gr22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23" style:family="graphic" style:parent-style-name="standard">
      <style:graphic-properties draw:stroke="none" draw:fill="none" draw:fill-color="#0099cc" draw:textarea-horizontal-align="justify" draw:textarea-vertical-align="top" draw:auto-grow-height="true" fo:min-height="6.737cm" fo:padding-top="0.13cm" fo:padding-bottom="0.13cm" fo:padding-left="0.25cm" fo:padding-right="0.25cm" fo:wrap-option="wrap" draw:shadow="hidden" draw:shadow-color="#000514"/>
    </style:style>
    <style:style style:name="gr24" style:family="graphic" style:parent-style-name="standard">
      <style:graphic-properties draw:stroke="none" draw:fill="none" draw:fill-color="#0099cc" draw:textarea-horizontal-align="justify" draw:textarea-vertical-align="top" draw:auto-grow-height="true" fo:min-height="3.388cm" fo:padding-top="0.13cm" fo:padding-bottom="0.13cm" fo:padding-left="0.25cm" fo:padding-right="0.25cm" fo:wrap-option="wrap" draw:shadow="hidden" draw:shadow-color="#000514"/>
    </style:style>
    <style:style style:name="gr25" style:family="graphic" style:parent-style-name="standard">
      <style:graphic-properties draw:stroke="none" draw:fill="none" draw:fill-color="#0099cc" draw:textarea-horizontal-align="justify" draw:textarea-vertical-align="top" draw:auto-grow-height="true" fo:min-height="0.868cm" fo:min-width="5.695cm" fo:padding-top="0.13cm" fo:padding-bottom="0.13cm" fo:padding-left="0.25cm" fo:padding-right="0.25cm" fo:wrap-option="no-wrap" draw:shadow="hidden" draw:shadow-color="#000514"/>
    </style:style>
    <style:style style:name="gr26" style:family="graphic" style:parent-style-name="standard">
      <style:graphic-properties draw:stroke="none" draw:fill="none" draw:fill-color="#0099cc" draw:textarea-horizontal-align="justify" draw:textarea-vertical-align="top" draw:auto-grow-height="true" fo:min-height="5.642cm" fo:padding-top="0.13cm" fo:padding-bottom="0.13cm" fo:padding-left="0.25cm" fo:padding-right="0.25cm" fo:wrap-option="wrap" draw:shadow="hidden" draw:shadow-color="#000514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title">
      <style:graphic-properties draw:auto-grow-height="true" fo:min-height="3.178cm"/>
    </style:style>
    <style:style style:name="pr11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1.645cm" fo:min-width="0cm" fo:padding-top="0.13cm" fo:padding-bottom="0.13cm" fo:padding-left="0.25cm" fo:padding-right="0.25cm" fo:wrap-option="wrap" draw:shadow="hidden" draw:shadow-color="#000514"/>
    </style:style>
    <style:style style:name="pr12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="hidden" draw:shadow-color="#000514"/>
    </style:style>
    <style:style style:name="pr14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3.6cm" fo:min-width="0cm" fo:padding-top="0.13cm" fo:padding-bottom="0.13cm" fo:padding-left="0.25cm" fo:padding-right="0.25cm" fo:wrap-option="wrap" draw:shadow="hidden" draw:shadow-color="#000514"/>
    </style:style>
    <style:style style:name="pr15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16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335cm" fo:min-width="0cm" fo:padding-top="0.13cm" fo:padding-bottom="0.13cm" fo:padding-left="0.25cm" fo:padding-right="0.25cm" fo:wrap-option="wrap" draw:shadow="hidden" draw:shadow-color="#000514"/>
    </style:style>
    <style:style style:name="pr17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5.886cm" fo:min-width="0cm" fo:padding-top="0.13cm" fo:padding-bottom="0.13cm" fo:padding-left="0.25cm" fo:padding-right="0.25cm" fo:wrap-option="wrap" draw:shadow="hidden" draw:shadow-color="#000514"/>
    </style:style>
    <style:style style:name="pr18" style:family="presentation" style:parent-style-name="Default-outline1" style:list-style-name="L7">
      <style:graphic-properties draw:stroke="none" draw:fill="none" draw:fill-color="#0099cc" draw:textarea-horizontal-align="justify" draw:textarea-vertical-align="top" draw:auto-grow-height="true" draw:auto-grow-width="false" fo:min-height="14.056cm" fo:min-width="0cm" fo:padding-top="0.13cm" fo:padding-bottom="0.13cm" fo:padding-left="0.25cm" fo:padding-right="0.25cm" fo:wrap-option="wrap" draw:shadow="hidden" draw:shadow-color="#000514"/>
    </style:style>
    <style:style style:name="pr19" style:family="presentation" style:parent-style-name="Default-outline1" style:list-style-name="L7">
      <style:graphic-properties draw:stroke="none" draw:fill="none" draw:fill-color="#0099cc" draw:textarea-horizontal-align="justify" draw:textarea-vertical-align="top" draw:auto-grow-height="true" draw:auto-grow-width="false" fo:min-height="15.826cm" fo:min-width="0cm" fo:padding-top="0.13cm" fo:padding-bottom="0.13cm" fo:padding-left="0.25cm" fo:padding-right="0.25cm" fo:wrap-option="wrap" draw:shadow="hidden" draw:shadow-color="#000514"/>
    </style:style>
    <style:style style:name="pr20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3.772cm" fo:min-width="0cm" fo:padding-top="0.13cm" fo:padding-bottom="0.13cm" fo:padding-left="0.25cm" fo:padding-right="0.25cm" fo:wrap-option="wrap" draw:shadow="hidden" draw:shadow-color="#000514"/>
    </style:style>
    <style:style style:name="pr21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3.177cm" fo:min-width="0cm" fo:padding-top="0.13cm" fo:padding-bottom="0.13cm" fo:padding-left="0.25cm" fo:padding-right="0.25cm" fo:wrap-option="wrap" draw:shadow="hidden" draw:shadow-color="#000514"/>
    </style:style>
    <style:style style:name="pr22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1.034cm" fo:min-width="0cm" fo:padding-top="0.13cm" fo:padding-bottom="0.13cm" fo:padding-left="0.25cm" fo:padding-right="0.25cm" fo:wrap-option="wrap" draw:shadow="hidden" draw:shadow-color="#000514"/>
    </style:style>
    <style:style style:name="pr23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3.505cm" fo:min-width="0cm" fo:padding-top="0.13cm" fo:padding-bottom="0.13cm" fo:padding-left="0.25cm" fo:padding-right="0.25cm" fo:wrap-option="wrap" draw:shadow="hidden" draw:shadow-color="#000514"/>
    </style:style>
    <style:style style:name="pr24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408cm" fo:min-width="0cm" fo:padding-top="0.13cm" fo:padding-bottom="0.13cm" fo:padding-left="0.25cm" fo:padding-right="0.25cm" fo:wrap-option="wrap" draw:shadow="hidden" draw:shadow-color="#000514"/>
    </style:style>
    <style:style style:name="pr25" style:family="presentation" style:parent-style-name="Default-outline1" style:list-style-name="L7">
      <style:graphic-properties draw:stroke="none" draw:fill="none" draw:fill-color="#0099cc" draw:textarea-horizontal-align="justify" draw:textarea-vertical-align="top" draw:auto-grow-height="true" draw:auto-grow-width="false" fo:min-height="16.452cm" fo:min-width="0cm" fo:padding-top="0.13cm" fo:padding-bottom="0.13cm" fo:padding-left="0.25cm" fo:padding-right="0.25cm" fo:wrap-option="wrap" draw:shadow="hidden" draw:shadow-color="#000514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color="#ffff00" fo:font-weight="bold" style:font-weight-asian="bold" style:font-weight-complex="bold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color="#ffff00" fo:text-shadow="1pt 1pt"/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paragraph-properties fo:margin-left="0cm" fo:margin-right="0cm" fo:text-indent="0cm"/>
      <style:text-properties fo:color="#ffff00" fo:text-shadow="1pt 1pt" fo:font-weight="bold" style:font-weight-asian="bold" style:font-weight-complex="bold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text-shadow="1pt 1pt" fo:font-weight="bold" style:font-weight-asian="bold" style:font-weight-complex="bold"/>
    </style:style>
    <style:style style:name="P13" style:family="paragraph">
      <style:paragraph-properties fo:margin-left="0cm" fo:margin-right="0cm" fo:text-indent="0cm"/>
      <style:text-properties fo:text-shadow="1pt 1pt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color="#ffff00" fo:text-shadow="1pt 1pt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158cm" fo:margin-bottom="0cm" fo:text-indent="0cm"/>
    </style:style>
    <style:style style:name="P17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18" style:family="paragraph">
      <style:paragraph-properties fo:margin-left="0cm" fo:margin-right="0cm" fo:margin-top="0.246cm" fo:margin-bottom="0cm" fo:text-indent="0cm"/>
    </style:style>
    <style:style style:name="P19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20" style:family="paragraph">
      <style:text-properties fo:font-size="13.1999998092651pt"/>
    </style:style>
    <style:style style:name="P21" style:family="paragraph">
      <style:paragraph-properties fo:margin-left="0cm" fo:margin-right="0cm" fo:margin-top="0.282cm" fo:margin-bottom="0cm" fo:text-indent="0cm"/>
    </style:style>
    <style:style style:name="P22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23" style:family="paragraph">
      <style:paragraph-properties fo:margin-left="0.952cm" fo:margin-right="0cm" fo:margin-top="0.211cm" fo:margin-bottom="0cm" fo:line-height="90%" fo:text-indent="-0.952cm"/>
    </style:style>
    <style:style style:name="P24" style:family="paragraph">
      <style:paragraph-properties fo:margin-left="0cm" fo:margin-right="0cm" fo:margin-top="0.211cm" fo:margin-bottom="0cm" fo:line-height="90%" fo:text-indent="0cm"/>
    </style:style>
    <style:style style:name="P25" style:family="paragraph">
      <style:paragraph-properties fo:line-height="90%"/>
    </style:style>
    <style:style style:name="P26" style:family="paragraph">
      <style:paragraph-properties fo:margin-left="0.952cm" fo:margin-right="0cm" fo:margin-top="0.211cm" fo:margin-bottom="0cm" fo:line-height="90%" fo:text-indent="-0.952cm" style:writing-mode="lr-tb" style:font-independent-line-spacing="true"/>
    </style:style>
    <style:style style:name="P27" style:family="paragraph">
      <style:paragraph-properties fo:margin-left="0.952cm" fo:margin-right="0cm" fo:margin-top="0.246cm" fo:margin-bottom="0cm" fo:text-indent="-0.952cm"/>
    </style:style>
    <style:style style:name="P28" style:family="paragraph">
      <style:paragraph-properties fo:margin-left="0cm" fo:margin-right="0cm" fo:margin-top="0.211cm" fo:margin-bottom="0cm" fo:text-indent="0cm"/>
    </style:style>
    <style:style style:name="P29" style:family="paragraph">
      <style:paragraph-properties fo:margin-left="0.952cm" fo:margin-right="0cm" fo:margin-top="0.246cm" fo:margin-bottom="0cm" fo:text-indent="-0.952cm" style:writing-mode="lr-tb" style:font-independent-line-spacing="true"/>
    </style:style>
    <style:style style:name="P30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1" style:family="paragraph">
      <style:paragraph-properties fo:margin-left="0cm" fo:margin-right="0cm" fo:text-indent="0cm"/>
      <style:text-properties fo:color="#ffff00" fo:text-shadow="1pt 1pt"/>
    </style:style>
    <style:style style:name="P32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text-shadow="1pt 1pt"/>
    </style:style>
    <style:style style:name="P33" style:family="paragraph">
      <style:paragraph-properties fo:margin-left="0.952cm" fo:margin-right="0cm" fo:margin-top="0.282cm" fo:margin-bottom="0cm" fo:line-height="90%" fo:text-indent="-0.952cm"/>
    </style:style>
    <style:style style:name="P34" style:family="paragraph">
      <style:paragraph-properties fo:margin-left="0.952cm" fo:margin-right="0cm" fo:margin-top="0.123cm" fo:margin-bottom="0cm" fo:line-height="90%" fo:text-indent="-0.952cm"/>
    </style:style>
    <style:style style:name="P35" style:family="paragraph">
      <style:paragraph-properties fo:margin-left="0cm" fo:margin-right="0cm" fo:margin-top="0.282cm" fo:margin-bottom="0cm" fo:line-height="90%" fo:text-indent="0cm"/>
    </style:style>
    <style:style style:name="P36" style:family="paragraph">
      <style:paragraph-properties fo:margin-left="0.952cm" fo:margin-right="0cm" fo:margin-top="0.282cm" fo:margin-bottom="0cm" fo:line-height="90%" fo:text-indent="-0.952cm" style:writing-mode="lr-tb" style:font-independent-line-spacing="true"/>
    </style:style>
    <style:style style:name="P37" style:family="paragraph">
      <style:paragraph-properties fo:margin-left="0cm" fo:margin-right="0cm" fo:margin-top="0.238cm" fo:margin-bottom="0cm" fo:text-indent="0cm"/>
    </style:style>
    <style:style style:name="P38" style:family="paragraph">
      <style:paragraph-properties fo:margin-left="0cm" fo:margin-right="0cm" fo:margin-top="0.238cm" fo:margin-bottom="0cm" fo:text-indent="0cm" style:writing-mode="lr-tb" style:font-independent-line-spacing="true"/>
      <style:text-properties fo:font-size="19.8999996185303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" style:family="text">
      <style:text-properties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5" style:family="text">
      <style:text-properties style:text-position="33% 58%"/>
    </style:style>
    <style:style style:name="T6" style:family="text">
      <style:text-properties fo:color="#ffff00"/>
    </style:style>
    <style:style style:name="T7" style:family="text">
      <style:text-properties fo:color="#ffff00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23ff23"/>
    </style:style>
    <style:style style:name="T10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ff00" fo:font-size="24pt" fo:text-shadow="1pt 1pt" fo:font-weight="bold" style:font-size-asian="24pt" style:font-weight-asian="bold" style:font-size-complex="24pt" style:font-weight-complex="bold"/>
    </style:style>
    <style:style style:name="T12" style:family="text">
      <style:text-properties fo:color="#ffff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14" style:family="text">
      <style:text-properties style:text-position="-33% 58%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family="'DejaVu Sans'" style:font-style-name="Condensed" style:font-family-generic="swiss" style:font-pitch="variable" fo:font-size="40pt" style:font-family-asian="'DejaVu Sans'" style:font-style-name-asian="Condensed" style:font-family-generic-asian="swiss" style:font-pitch-asian="variable" style:font-size-asian="40pt" style:font-family-complex="'DejaVu Sans'" style:font-style-name-complex="Condensed" style:font-family-generic-complex="swiss" style:font-pitch-complex="variable" style:font-size-complex="40pt"/>
    </style:style>
    <style:style style:name="T17" style:family="text">
      <style:text-properties fo:font-family="'Lucida Sans'" style:font-style-name="Regular" style:font-pitch="variable" fo:font-size="40pt" style:font-family-asian="'DejaVu Sans'" style:font-style-name-asian="Condensed" style:font-family-generic-asian="swiss" style:font-pitch-asian="variable" style:font-size-asian="40pt" style:font-family-complex="'DejaVu Sans'" style:font-style-name-complex="Condensed" style:font-family-generic-complex="swiss" style:font-pitch-complex="variable" style:font-size-complex="40pt"/>
    </style:style>
    <style:style style:name="T18" style:family="text">
      <style:text-properties fo:font-family="'Lucida Sans'" style:font-style-name="Regular" style:font-pitch="variable" fo:font-size="40pt" fo:font-style="italic" style:font-family-asian="'DejaVu Sans'" style:font-style-name-asian="Condensed" style:font-family-generic-asian="swiss" style:font-pitch-asian="variable" style:font-size-asian="40pt" style:font-style-asian="italic" style:font-family-complex="'DejaVu Sans'" style:font-style-name-complex="Condensed" style:font-family-generic-complex="swiss" style:font-pitch-complex="variable" style:font-size-complex="40pt" style:font-style-complex="italic"/>
    </style:style>
    <style:style style:name="T19" style:family="text">
      <style:text-properties style:text-position="-33% 58%" fo:font-family="'Lucida Sans'" style:font-style-name="Regular" style:font-pitch="variable" fo:font-size="40pt" fo:font-style="italic" style:font-family-asian="'DejaVu Sans'" style:font-style-name-asian="Condensed" style:font-family-generic-asian="swiss" style:font-pitch-asian="variable" style:font-size-asian="40pt" style:font-style-asian="italic" style:font-family-complex="'DejaVu Sans'" style:font-style-name-complex="Condensed" style:font-family-generic-complex="swiss" style:font-pitch-complex="variable" style:font-size-complex="40pt" style:font-style-complex="italic"/>
    </style:style>
    <style:style style:name="T20" style:family="text">
      <style:text-properties fo:color="#ffff00" fo:font-size="22pt" fo:text-shadow="1pt 1pt" fo:font-weight="bold" style:font-size-asian="22pt" style:font-weight-asian="bold" style:font-size-complex="22pt" style:font-weight-complex="bold"/>
    </style:style>
    <style:style style:name="T21" style:family="text">
      <style:text-properties fo:font-size="13.1999998092651pt"/>
    </style:style>
    <style:style style:name="T22" style:family="text">
      <style:text-properties fo:language="en" fo:country="US"/>
    </style:style>
    <style:style style:name="T23" style:family="text">
      <style:text-properties fo:font-family="'DejaVu Sans'" style:font-style-name="Condensed" style:font-family-generic="swiss" style:font-pitch="variable" fo:language="el" fo:country="GR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4" style:family="text">
      <style:text-properties style:text-position="30% 58%" fo:language="en" fo:country="US" style:font-family-asian="'Arial Unicode MS'" style:font-family-generic-asian="swiss" style:font-pitch-asian="variable" style:font-family-complex="'Arial Unicode MS'" style:font-family-generic-complex="swiss" style:font-pitch-complex="variable"/>
    </style:style>
    <style:style style:name="T25" style:family="text">
      <style:text-properties fo:font-size="28pt" fo:language="en" fo:country="US" style:font-size-asian="28pt" style:font-size-complex="28pt"/>
    </style:style>
    <style:style style:name="T26" style:family="text">
      <style:text-properties fo:color="#ffff00" fo:font-size="28pt" fo:language="en" fo:country="US" style:font-size-asian="28pt" style:font-size-complex="28pt"/>
    </style:style>
    <style:style style:name="T27" style:family="text">
      <style:text-properties fo:font-family="'DejaVu Sans'" style:font-style-name="Condensed" style:font-family-generic="swiss" style:font-pitch="variable" fo:font-size="28pt" fo:language="en" fo:country="US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28" style:family="text">
      <style:text-properties fo:font-family="'Lucida Sans'" style:font-style-name="Regular" style:font-pitch="variable" fo:font-size="28pt" fo:language="en" fo:country="US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29" style:family="text">
      <style:text-properties fo:font-size="40pt" fo:font-style="italic" style:font-size-asian="40pt" style:font-style-asian="italic" style:font-size-complex="40pt" style:font-style-complex="italic"/>
    </style:style>
    <style:style style:name="T30" style:family="text">
      <style:text-properties fo:font-size="24pt" fo:language="en" fo:country="US" style:font-size-asian="24pt" style:font-size-complex="24pt"/>
    </style:style>
    <style:style style:name="T31" style:family="text">
      <style:text-properties fo:color="#ffff00" fo:font-size="24pt" fo:language="en" fo:country="US" style:font-size-asian="24pt" style:font-size-complex="24pt"/>
    </style:style>
    <style:style style:name="T32" style:family="text">
      <style:text-properties fo:color="#ffff00" fo:font-size="24pt" fo:language="en" fo:country="US" style:text-underline-style="solid" style:text-underline-width="auto" style:text-underline-color="font-color" style:font-size-asian="24pt" style:font-size-complex="24pt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color="#ffff00" fo:font-size="28pt" style:font-size-asian="28pt" style:font-size-complex="28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color="#ffff00" fo:font-size="24pt" style:font-size-asian="24pt" style:font-size-complex="24pt"/>
    </style:style>
    <style:style style:name="T39" style:family="text">
      <style:text-properties fo:language="en" fo:country="US" fo:font-style="italic" style:font-style-asian="italic" style:font-style-complex="italic"/>
    </style:style>
    <style:style style:name="T40" style:family="text">
      <style:text-properties fo:language="en" fo:country="US" fo:font-style="normal" style:font-style-asian="normal" style:font-style-complex="normal"/>
    </style:style>
    <style:style style:name="T41" style:family="text">
      <style:text-properties fo:color="#ffff00" fo:language="en" fo:country="US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color="#ffff00" fo:language="en" fo:country="US" fo:font-weight="bold" style:font-weight-asian="bold" style:font-weight-complex="bold"/>
    </style:style>
    <style:style style:name="T44" style:family="text">
      <style:text-properties fo:font-size="40pt" fo:font-style="normal" style:font-size-asian="40pt" style:font-style-asian="normal" style:font-size-complex="40pt" style:font-style-complex="normal"/>
    </style:style>
    <style:style style:name="T45" style:family="text">
      <style:text-properties fo:color="#ffffff" fo:font-size="19.8999996185303pt"/>
    </style:style>
    <style:style style:name="T46" style:family="text">
      <style:text-properties fo:color="#ffff00" fo:font-size="19.8999996185303pt" fo:text-shadow="1pt 1pt"/>
    </style:style>
    <style:style style:name="T47" style:family="text">
      <style:text-properties fo:color="#ffffff" fo:font-size="19.8999996185303pt" fo:language="en" fo:country="US"/>
    </style:style>
    <style:style style:name="T48" style:family="text">
      <style:text-properties fo:font-size="13.1999998092651pt" fo:font-style="italic" style:font-style-asian="italic" style:font-style-complex="italic"/>
    </style:style>
    <style:style style:name="T49" style:family="text">
      <style:text-properties fo:font-size="14pt" fo:language="en" fo:country="US" style:font-size-asian="14pt" style:font-size-complex="14pt"/>
    </style:style>
    <style:style style:name="T50" style:family="text">
      <style:text-properties fo:color="#ffffff" fo:font-size="19.8999996185303pt" fo:font-style="italic" style:font-style-asian="italic" style:font-style-complex="italic"/>
    </style:style>
    <style:style style:name="T51" style:family="text">
      <style:text-properties fo:color="#ffffff" fo:font-size="19.8999996185303pt" fo:font-style="normal" style:font-style-asian="normal" style:font-style-complex="normal"/>
    </style:style>
    <style:style style:name="T52" style:family="text">
      <style:text-properties fo:color="#ffffff" fo:font-family="'DejaVu Sans'" style:font-style-name="Condensed" style:font-family-generic="swiss" style:font-pitch="variable" fo:font-size="19.8999996185303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53" style:family="text">
      <style:text-properties fo:color="#ffffff" fo:font-family="'Lucida Sans'" style:font-style-name="Regular" style:font-pitch="variable" fo:font-size="19.8999996185303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54" style:family="text">
      <style:text-properties fo:font-size="13.1999998092651pt" fo:language="en" fo:country="US"/>
    </style:style>
    <style:style style:name="T55" style:family="text">
      <style:text-properties fo:font-size="13.1999998092651pt" fo:language="en" fo:country="US" fo:font-weight="bold" style:font-weight-asian="bold" style:font-weight-complex="bold"/>
    </style:style>
    <style:style style:name="T56" style:family="text">
      <style:text-properties fo:color="#ffff00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</text:list-style>
  </office:automatic-styles>
  <office:body>
    <office:presentation>
      <presentation:footer-decl presentation:name="ftr1">CPSY501: Intro</presentation:footer-decl>
      <presentation:footer-decl presentation:name="ftr2">CMPTxxxx</presentation:footer-decl>
      <presentation:date-time-decl presentation:name="dtd1" presentation:source="fixed">11 Sep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PSY 501: Advanced Statistic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1 Sep 2009</text:p>
            <text:p text:style-name="P1">Instructor: Dr. Sean Ho</text:p>
            <text:p text:style-name="P1">TA: Marci Wagner</text:p>
            <text:p text:style-name="P1"/>
            <text:p text:style-name="P1">cpsy501.seanho.com</text:p>
          </draw:text-box>
        </draw:frame>
        <draw:rect draw:style-name="gr1" draw:text-style-name="P3" draw:layer="layout" svg:width="7.622cm" svg:height="2.517cm" svg:x="19.683cm" svg:y="7.643cm">
          <text:list text:style-name="L2">
            <text:list-item>
              <text:p text:style-name="P2"><text:span text:style-name="T1">No </text:span><text:span text:style-name="T2">food</text:span><text:span text:style-name="T1">/drink in</text:span><text:span text:style-name="T1"><text:line-break/></text:span><text:span text:style-name="T1">the computer lab,</text:span><text:span text:style-name="T1"><text:line-break/></text:span><text:span text:style-name="T1">please!</text:span></text:p>
            </text:list-item>
          </text:list>
        </draw:rect>
        <draw:rect draw:style-name="gr1" draw:text-style-name="P3" draw:layer="layout" svg:width="7.622cm" svg:height="3.152cm" svg:x="19.685cm" svg:y="10.795cm">
          <text:list text:style-name="L2">
            <text:list-item>
              <text:p text:style-name="P2"><text:span text:style-name="T1">Please pick-up:</text:span></text:p>
              <text:list>
                <text:list-item>
                  <text:p text:style-name="P2"><text:span text:style-name="T2">Syllabus</text:span></text:p>
                </text:list-item>
                <text:list-item>
                  <text:p text:style-name="P2"><text:span text:style-name="T2">HW 1</text:span></text:p>
                </text:list-item>
                <text:list-item>
                  <text:p text:style-name="P2"><text:span text:style-name="T2">Project Handout</text:span></text:p>
                </text:list-item>
              </text:list>
            </text:list-item>
          </text:list>
        </draw:rect>
        <draw:rect draw:style-name="gr1" draw:text-style-name="P3" draw:layer="layout" svg:width="7.622cm" svg:height="1.905cm" svg:x="19.685cm" svg:y="14.44cm">
          <text:list text:style-name="L2">
            <text:list-item>
              <text:p text:style-name="P2"><text:span text:style-name="T1">Please fill out</text:span><text:span text:style-name="T1"><text:line-break/></text:span><text:span text:style-name="T2">sign-in</text:span><text:span text:style-name="T1"> sheet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1">Welcome, devotional, introductions</text:p>
              </text:list-item>
              <text:list-item>
                <text:p text:style-name="P1">Administrative details: syllabus, schedule</text:p>
                <text:list>
                  <text:list-item>
                    <text:p>MyCourses, SPSS, textbook</text:p>
                  </text:list-item>
                </text:list>
              </text:list-item>
              <text:list-item>
                <text:p>Stats review:</text:p>
                <text:list>
                  <text:list-item>
                    <text:p>Purpose, research questions</text:p>
                  </text:list-item>
                  <text:list-item>
                    <text:p>Linear models</text:p>
                  </text:list-item>
                  <text:list-item>
                    <text:p>Correlation, Spearman's <text:span text:style-name="T3">ρ</text:span><text:span text:style-name="T4">,</text:span> <text:span text:style-name="T3">χ</text:span><text:span text:style-name="T5">2</text:span>, t-test</text:p>
                  </text:list-item>
                </text:list>
              </text:list-item>
              <text:list-item>
                <text:p>Data Analysis Project, HW Assignment 1</text:p>
                <text:list>
                  <text:list-item>
                    <text:p>Marci's SPSS tutorial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ats review: purpose</text:p>
          </draw:text-box>
        </draw:frame>
        <draw:frame presentation:style-name="pr8" draw:layer="layout" svg:width="25.199cm" svg:height="14.379cm" svg:x="1.4cm" svg:y="4.507cm" presentation:class="outline" presentation:user-transformed="true">
          <draw:text-box>
            <text:list text:style-name="L3">
              <text:list-item>
                <text:p>What is the <text:span text:style-name="T6">purpose</text:span> of statistical analysis in counselling psychology research?</text:p>
                <text:list>
                  <text:list-item>
                    <text:p>→ <text:span text:style-name="T6">Research questions</text:span>!</text:p>
                  </text:list-item>
                </text:list>
              </text:list-item>
              <text:list-item>
                <text:p>Statistics allows us to (1) <text:span text:style-name="T6">pose</text:span> new questions<text:line-break/>and (2) <text:span text:style-name="T6">answer</text:span> them – decision-making tool</text:p>
                <text:list>
                  <text:list-item>
                    <text:p>Is an <text:span text:style-name="T6">effect</text:span>/relationship real? How <text:span text:style-name="T6">strong</text:span>?</text:p>
                  </text:list-item>
                </text:list>
              </text:list-item>
              <text:list-item>
                <text:p>Possible <text:span text:style-name="T6">limitations</text:span>, assumptions:</text:p>
                <text:list>
                  <text:list-item>
                    <text:p>Danger of extreme <text:span text:style-name="T6">reductionism</text:span></text:p>
                  </text:list-item>
                  <text:list-item>
                    <text:p><text:span text:style-name="T6">Neutrality</text:span> of observation, <text:span text:style-name="T6">objectivity</text:span></text:p>
                  </text:list-item>
                  <text:list-item>
                    <text:p>Looking at <text:span text:style-name="T6">groups</text:span>, not individual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ycles in statistical analysi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Formulate <text:span text:style-name="T6">research question</text:span></text:p>
              </text:list-item>
              <text:list-item>
                <text:p><text:span text:style-name="T6">Data prep</text:span>: input errors/typos, missing data, univariate outliers</text:p>
              </text:list-item>
              <text:list-item>
                <text:p><text:span text:style-name="T6">Explore</text:span> variables: IV, DV, descriptives</text:p>
              </text:list-item>
              <text:list-item>
                <text:p><text:span text:style-name="T6">Model</text:span> building: choose a model based on RQ</text:p>
              </text:list-item>
              <text:list-item>
                <text:p>Model testing: are <text:span text:style-name="T6">assumptions</text:span> met?</text:p>
                <text:list>
                  <text:list-item>
                    <text:p>If not, either clean <text:span text:style-name="T6">data</text:span> or change <text:span text:style-name="T6">model</text:span></text:p>
                  </text:list-item>
                  <text:list-item>
                    <text:p>May need to <text:span text:style-name="T6">modify RQ!</text:span></text:p>
                  </text:list-item>
                </text:list>
              </text:list-item>
              <text:list-item>
                <text:p>Run final model and present <text:span text:style-name="T6">resul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search question: example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3">RQ: <text:span text:style-name="T6">are men taller than women?</text:span></text:p>
                <text:list>
                  <text:list-item>
                    <text:p text:id="id4">Is this relationship real? <text:s/>How strong is it?</text:p>
                  </text:list-item>
                </text:list>
              </text:list-item>
              <text:list-item>
                <text:p text:id="id5">What are the <text:span text:style-name="T6">variables</text:span>? <text:span text:style-name="T6">IV</text:span>/<text:span text:style-name="T6">DV</text:span>? Level of <text:span text:style-name="T6">meas</text:span>?</text:p>
                <text:list>
                  <text:list-item>
                    <text:p text:id="id6">IV: <text:span text:style-name="T6">gender</text:span> (dichot), DV: <text:span text:style-name="T6">height</text:span> (scale)</text:p>
                  </text:list-item>
                  <text:list-item>
                    <text:p text:id="id7">Levels of <text:span text:style-name="T6">measurement</text:span>: categorical, ordinal, scale (interval, ratio)</text:p>
                  </text:list-item>
                </text:list>
              </text:list-item>
              <text:list-item>
                <text:p text:id="id8">What type of <text:span text:style-name="T6">test</text:span> should we use?</text:p>
                <text:list>
                  <text:list-item>
                    <text:p text:id="id9">Independent samples: <text:span text:style-name="T7">t</text:span><text:span text:style-name="T6">-test</text:span></text:p>
                  </text:list-item>
                </text:list>
              </text:list-item>
              <text:list-item>
                <text:p text:id="id10"><text:span text:style-name="T6">Limitations</text:span>/assumptions of this test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odel-building proce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Operationally <text:span text:style-name="T6">define</text:span> a phenomenon: variables</text:p>
              </text:list-item>
              <text:list-item>
                <text:p><text:span text:style-name="T6">Measure</text:span> it (collect data)</text:p>
              </text:list-item>
              <text:list-item>
                <text:p><text:span text:style-name="T6">Build</text:span> a model: verify data meet <text:span text:style-name="T6">assumptions</text:span> and <text:span text:style-name="T6">input</text:span> data into model</text:p>
              </text:list-item>
              <text:list-item>
                <text:p>Draw <text:span text:style-name="T6">conclusions</text:span> and/or predictions about the phenomenon in the “<text:span text:style-name="T6">real world</text:span>” population</text:p>
                <text:list>
                  <text:list-item>
                    <text:p>e.g., if child A holds 2 apples, B:6 apples, and C:1, how many apples is a child most likely to have?</text:p>
                  </text:list-item>
                  <text:list-item>
                    <text:p>Individual vs. grou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atistical model: exampl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RQ: <text:span text:style-name="T6">does self-esteem correlate with school performance?</text:span></text:p>
              </text:list-item>
              <text:list-item>
                <text:p><text:span text:style-name="T6">Measure</text:span>: questionnaire and marks</text:p>
              </text:list-item>
              <text:list-item>
                <text:p>Choose <text:span text:style-name="T6">model</text:span>: correlation</text:p>
              </text:list-item>
              <text:list-item>
                <text:p><text:span text:style-name="T6">Assumptions</text:span>! Measures, procedures, model</text:p>
              </text:list-item>
              <text:list-item>
                <text:p>Make <text:span text:style-name="T6">conclusions</text:span>: based on assumptions</text:p>
                <text:list>
                  <text:list-item>
                    <text:p>Objectivity, individual vs. group,</text:p>
                  </text:list-item>
                  <text:list-item>
                    <text:p><text:span text:style-name="T6">Linearity</text:span> is a big assumption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inear modelling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A <text:span text:style-name="T6">linear model</text:span> is a straight “line” that best fits the observed data</text:p>
                <text:list>
                  <text:list-item>
                    <text:p>Minimizes <text:span text:style-name="T6">error</text:span> (least-squares) of model</text:p>
                  </text:list-item>
                </text:list>
              </text:list-item>
              <text:list-item>
                <text:p>Use <text:span text:style-name="T6">analytic</text:span> techniques to <text:span text:style-name="T6">derive</text:span> the equation of the linear model directly from the data, or</text:p>
              </text:list-item>
              <text:list-item>
                <text:p>Use <text:span text:style-name="T6">optimization</text:span> techniques to try to find the line that maximizes the <text:span text:style-name="T6">goodness of fit</text:span> between model and data:</text:p>
                <text:list>
                  <text:list-item>
                    <text:p><text:span text:style-name="T6">Test statistic</text:span> =<text:line-break/>(variance due to <text:span text:style-name="T6">model</text:span>) / (due to <text:span text:style-name="T6">error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inear modelling: summary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Statistics are used to build models of psychological <text:span text:style-name="T6">phenomena</text:span> out of <text:span text:style-name="T6">observations</text:span> gathered from specific <text:span text:style-name="T6">samples</text:span> of individuals</text:p>
              </text:list-item>
              <text:list-item>
                <text:p>The most common type of statistical model is <text:span text:style-name="T6">linear</text:span> – straight “line” (or plane, or hyperplane, …) that minimizes <text:span text:style-name="T6">distance</text:span> from model to data</text:p>
              </text:list-item>
              <text:list-item>
                <text:p>The <text:span text:style-name="T6">adequacy</text:span> of the model to explain the data can be calculated through <text:span text:style-name="T6">test statistics</text:span></text:p>
                <text:list>
                  <text:list-item>
                    <text:p>If there is a <text:span text:style-name="T6">poor fit</text:span>, the model may need to be revised, or to consider additional confounding variabl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inear modelling: limitations</text:p>
          </draw:text-box>
        </draw:frame>
        <draw:frame presentation:style-name="pr8" draw:layer="layout" svg:width="25.199cm" svg:height="14.726cm" svg:x="1.4cm" svg:y="4.507cm" presentation:class="outline" presentation:user-transformed="true">
          <draw:text-box>
            <text:list text:style-name="L3">
              <text:list-item>
                <text:p>What if vars are <text:span text:style-name="T6">not</text:span> related in a linear way?</text:p>
              </text:list-item>
              <text:list-item>
                <text:p>Many common procedures (some <text:span text:style-name="T6">ANOVA</text:span>, some <text:span text:style-name="T6">regression</text:span>) depend strongly on <text:span text:style-name="T6">linearity</text:span></text:p>
                <text:list>
                  <text:list-item>
                    <text:p>If linearity is violated, results are only very <text:span text:style-name="T6">approximate</text:span></text:p>
                  </text:list-item>
                  <text:list-item>
                    <text:p>Even <text:span text:style-name="T6">non-parametric</text:span> models are often approximations using group patterns</text:p>
                  </text:list-item>
                </text:list>
              </text:list-item>
              <text:list-item>
                <text:p><text:span text:style-name="T6">Reifying</text:span> models: “correct” the data to better fit the assumptions of the model!</text:p>
              </text:list-item>
              <text:list-item>
                <text:p><text:span text:style-name="T6">Examples</text:span> of psychological phenomena vars that are related non-linearly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inear Correlation</text:p>
          </draw:text-box>
        </draw:frame>
        <draw:frame presentation:style-name="pr8" draw:layer="layout" svg:width="25.199cm" svg:height="14.379cm" svg:x="1.4cm" svg:y="4.507cm" presentation:class="outline" presentation:user-transformed="true">
          <draw:text-box>
            <text:list text:style-name="L3">
              <text:list-item>
                <text:p>A measure of the strength of the <text:span text:style-name="T6">linear</text:span> relationship between two variables</text:p>
              </text:list-item>
              <text:list-item>
                <text:p>Relies on measuring <text:span text:style-name="T6">covariance</text:span> between vars</text:p>
                <text:list>
                  <text:list-item>
                    <text:p>When <text:span text:style-name="T6">one</text:span> var <text:span text:style-name="T6">deviates</text:span> from mean, does the <text:span text:style-name="T6">other</text:span> var also deviate?</text:p>
                  </text:list-item>
                  <text:list-item>
                    <text:p>Does it deviate in the <text:span text:style-name="T6">same</text:span> direction?</text:p>
                  </text:list-item>
                </text:list>
              </text:list-item>
              <text:list-item>
                <text:p><text:span text:style-name="T6">Correlation</text:span> is a value between -1 and +1</text:p>
                <text:list>
                  <text:list-item>
                    <text:p>Close to +1: <text:span text:style-name="T6">positive</text:span> relationship</text:p>
                  </text:list-item>
                  <text:list-item>
                    <text:p>Close to -1: <text:span text:style-name="T6">negative</text:span> relationship</text:p>
                  </text:list-item>
                  <text:list-item>
                    <text:p>Close to 0: <text:span text:style-name="T6">no</text:span> relationshi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easuring correl: Pearson's <text:span text:style-name="T8">r</text:span>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he most common way to measure correlation is <text:span text:style-name="T6">Pearson's product-moment correlation</text:span> coefficient, named <text:span text:style-name="T7">r</text:span>:</text:p>
              </text:list-item>
              <text:list-item>
                <text:p>Requires <text:span text:style-name="T6">parametric</text:span> data</text:p>
                <text:list>
                  <text:list-item>
                    <text:p><text:span text:style-name="T6">Indep</text:span> obs, <text:span text:style-name="T6">scale</text:span> level, <text:span text:style-name="T6">normally</text:span> distrib!</text:p>
                  </text:list-item>
                </text:list>
              </text:list-item>
              <text:list-item>
                <text:p><text:span text:style-name="T6">Example</text:span>: <text:span text:style-name="T9">ExamAnxiety.sav</text:span></text:p>
                <text:list>
                  <text:list-item>
                    <text:p>Measured <text:span text:style-name="T6">anxiety</text:span> before exam,<text:line-break/>time spent <text:span text:style-name="T6">reviewing</text:span> before exam, and<text:line-break/>exam <text:span text:style-name="T6">performance</text:span> (% scor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Pearson's correlation coeff</text:p>
          </draw:text-box>
        </draw:frame>
        <draw:frame draw:style-name="gr3" draw:text-style-name="P6" draw:layer="layout" svg:width="20.955cm" svg:height="10.314cm" svg:x="2.541cm" svg:y="6.563cm">
          <draw:image xlink:href="Pictures/2000017800003F9000001E480C248B31.wmf" xlink:type="simple" xlink:show="embed" xlink:actuate="onLoad">
            <text:p/>
          </draw:image>
        </draw:frame>
        <draw:g>
          <draw:custom-shape draw:style-name="gr4" draw:text-style-name="P7" draw:layer="layout" svg:width="5.08cm" svg:height="1.059cm" svg:x="7.409cm" svg:y="9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6" draw:layer="layout" svg:x1="9.949cm" svg:y1="6.351cm" svg:x2="9.949cm" svg:y2="9.314cm">
            <text:p/>
          </draw:line>
        </draw:g>
        <draw:custom-shape draw:style-name="gr6" draw:text-style-name="P8" draw:layer="layout" svg:width="5.715cm" svg:height="3.174cm" svg:x="6.01cm" svg:y="3.811cm">
          <text:p text:style-name="P1"><text:span text:style-name="T10">Name of Correlation Statistic</text:span></text:p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0.847cm" svg:height="0.847cm" svg:x="15.029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847cm" svg:height="0.846cm" svg:x="21.379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847cm" svg:height="0.847cm" svg:x="18.204cm" svg:y="11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21.59cm" svg:y1="13.971cm" svg:x2="18.627cm" svg:y2="15.664cm">
          <text:p/>
        </draw:line>
        <draw:line draw:style-name="gr8" draw:text-style-name="P6" draw:layer="layout" svg:x1="18.416cm" svg:y1="12.278cm" svg:x2="18.628cm" svg:y2="12.278cm">
          <text:p/>
        </draw:line>
        <draw:g>
          <draw:custom-shape draw:style-name="gr4" draw:text-style-name="P7" draw:layer="layout" svg:width="1.27cm" svg:height="0.847cm" svg:x="17.781cm" svg:y="10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1.34cm" svg:height="4.234cm" svg:x="18.628cm" svg:y="6.139cm">
            <text:p/>
            <draw:enhanced-geometry svg:viewBox="0 0 304 960" draw:type="non-primitive" draw:enhanced-path="M 0 0 C 136 112 272 224 288 384 304 544 128 864 96 960 N"/>
          </draw:custom-shape>
        </draw:g>
        <draw:custom-shape draw:style-name="gr10" draw:text-style-name="P9" draw:layer="layout" svg:width="10.161cm" svg:height="4.321cm" svg:x="13.13cm" svg:y="16.276cm">
          <text:p text:style-name="P1"><text:span text:style-name="T11">Each variable is perfectly correlated with itself!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6.35cm" svg:height="3.174cm" svg:x="13.97cm" svg:y="3.81cm">
          <text:p text:style-name="P1"><text:span text:style-name="T10">Significance Value (</text:span><text:span text:style-name="T12">p</text:span><text:span text:style-name="T10">)</text:span></text:p>
          <draw:enhanced-geometry svg:viewBox="0 0 21600 21600" draw:type="mso-spt202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pearman's Rho (<text:span text:style-name="T3">ρ</text:span><text:span text:style-name="T4"> or </text:span><text:span text:style-name="T13">r</text:span><text:span text:style-name="T14">s</text:span><text:span text:style-name="T4">)</text:span></text:p>
          </draw:text-box>
        </draw:frame>
        <draw:frame presentation:style-name="pr8" draw:layer="layout" svg:width="25.199cm" svg:height="14.451cm" svg:x="1.4cm" svg:y="4.507cm" presentation:class="outline" presentation:user-transformed="true">
          <draw:text-box>
            <text:list text:style-name="L3">
              <text:list-item>
                <text:p>Another way of calculating correlation</text:p>
              </text:list-item>
              <text:list-item>
                <text:p><text:span text:style-name="T6">Non-parametric</text:span>: can be used when data violate parametricity assumptions</text:p>
              </text:list-item>
              <text:list-item>
                <text:p>No free lunch: <text:span text:style-name="T6">loses</text:span> information about data</text:p>
              </text:list-item>
              <text:list-item>
                <text:p>Spearman's works by first <text:span text:style-name="T6">ranking</text:span> the data, then applying Pearson's to those ranks</text:p>
              </text:list-item>
              <text:list-item>
                <text:p><text:span text:style-name="T6">Example</text:span> (grades.sav):</text:p>
                <text:list>
                  <text:list-item>
                    <text:p>grade on a national math <text:span text:style-name="T6">exam</text:span> (GCSE) </text:p>
                  </text:list-item>
                  <text:list-item>
                    <text:p>grade in a univ. stats <text:span text:style-name="T6">course</text:span> (STATS)</text:p>
                  </text:list-item>
                  <text:list-item>
                    <text:p>coded by “<text:span text:style-name="T6">letter</text:span>” (A=1, B=2, C=3, ...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pearman’s Rho [ρ, or rs]   (Non-parametric Correlations)" draw:style-name="dp4" draw:master-page-name="Default" presentation:presentation-page-layout-name="AL3T19">
        <office:forms form:automatic-focus="false" form:apply-design-mode="false"/>
        <draw:frame presentation:style-name="pr11" draw:text-style-name="P10" draw:layer="layout" svg:width="25.2cm" svg:height="2.3cm" svg:x="1.27cm" svg:y="0.635cm" presentation:class="title" presentation:user-transformed="true">
          <draw:text-box>
            <text:p><text:span text:style-name="T15">Spearman's Rho (</text:span><text:span text:style-name="T16">ρ</text:span><text:span text:style-name="T17"> or </text:span><text:span text:style-name="T18">r</text:span><text:span text:style-name="T19">s</text:span><text:span text:style-name="T17">): ex</text:span></text:p>
          </draw:text-box>
        </draw:frame>
        <draw:frame draw:style-name="gr3" draw:text-style-name="P6" draw:layer="layout" svg:width="25.166cm" svg:height="9.401cm" svg:x="1.633cm" svg:y="7.233cm">
          <draw:image xlink:href="Pictures/200000F100003EA2000016BDA26AC014.wmf" xlink:type="simple" xlink:show="embed" xlink:actuate="onLoad">
            <text:p/>
          </draw:image>
        </draw:frame>
        <draw:custom-shape draw:style-name="gr11" draw:text-style-name="P7" draw:layer="layout" svg:width="4.9cm" svg:height="1.634cm" svg:x="1.865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id="id2" draw:layer="layout" svg:x1="3.965cm" svg:y1="7.7cm" svg:x2="3.965cm" svg:y2="9.566cm">
          <text:p/>
        </draw:line>
        <draw:custom-shape draw:style-name="gr11" draw:text-style-name="P7" draw:layer="layout" svg:width="1.634cm" svg:height="0.934cm" svg:x="11.899cm" svg:y="11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2.833cm" svg:y1="12.6cm" svg:x2="12.833cm" svg:y2="18.2cm">
          <text:p/>
        </draw:line>
        <draw:custom-shape draw:style-name="gr13" draw:text-style-name="P12" draw:layer="layout" svg:width="5.811cm" svg:height="1.192cm" svg:x="9.607cm" svg:y="18.199cm">
          <text:p text:style-name="P11"><text:span text:style-name="T20">Sample Size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34cm" svg:height="0.934cm" svg:x="23.565cm" svg:y="10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8cm" svg:height="4.939cm" svg:x="23.799cm" svg:y="11.433cm">
          <text:p/>
          <draw:enhanced-geometry svg:viewBox="0 0 576 1016" draw:type="non-primitive" draw:enhanced-path="M 288 0 C 432 356 576 712 528 864 480 1016 88 904 0 912 N"/>
        </draw:custom-shape>
        <draw:custom-shape draw:style-name="gr15" draw:text-style-name="P12" draw:layer="layout" svg:width="5.833cm" svg:height="3.054cm" svg:x="20.3cm" svg:y="16.333cm">
          <text:p text:style-name="P11"><text:span text:style-name="T20">The correlation is positive</text:span></text:p>
          <draw:enhanced-geometry svg:viewBox="0 0 21600 21600" draw:type="mso-spt202" draw:enhanced-path="M 0 0 L 21600 0 21600 21600 0 21600 0 0 Z N"/>
        </draw:custom-shape>
        <draw:custom-shape draw:style-name="gr6" draw:text-style-name="P14" draw:id="id1" draw:layer="layout" svg:width="5.715cm" svg:height="3.174cm" svg:x="2.911cm" svg:y="5.211cm">
          <text:p text:style-name="P13"><text:span text:style-name="T10">Name of Correlation Statistic</text:span></text:p>
          <draw:enhanced-geometry svg:viewBox="0 0 21600 21600" draw:type="mso-spt202" draw:enhanced-path="M 0 0 L 21600 0 21600 21600 0 21600 0 0 Z N"/>
        </draw:custom-shape>
        <draw:connector draw:style-name="gr16" draw:text-style-name="P15" draw:layer="layout" draw:type="line" svg:x1="5.768cm" svg:y1="8.385cm" svg:x2="3.965cm" svg:y2="9.566cm" draw:start-shape="id1" draw:end-shape="id2" draw:end-glue-point="2" svg:d="m5768 8385-1803 1181">
          <text:p/>
        </draw:connector>
        <presentation:notes draw:style-name="dp5">
          <draw:page-thumbnail draw:layer="layout" svg:width="14.393cm" svg:height="10.478cm" svg:x="3.598cm" svg:y="2.095cm" draw:page-number="15"/>
          <draw:frame presentation:style-name="pr12" draw:text-style-name="P17" draw:layer="layout" svg:width="17.272cm" svg:height="12.574cm" svg:x="2.158cm" svg:y="13.271cm" presentation:class="notes" presentation:user-transformed="true">
            <draw:text-box>
              <text:p text:style-name="P16"><text:span text:style-name="T21">The correlation is positive: can conclude that as GCSE Grades improve, there is a corresponding improvement in grades for statistics.</text:span></text:p>
            </draw:text-box>
          </draw:frame>
        </presentation:notes>
      </draw:page>
      <draw:page draw:name="Chi-Square [Χ2]  " draw:style-name="dp4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2cm" svg:height="3.501cm" svg:x="1.399cm" svg:y="0.839cm" presentation:class="title" presentation:user-transformed="true">
          <draw:text-box>
            <text:p text:style-name="P1"><text:span text:style-name="T22">Chi-Square test (</text:span><text:span text:style-name="T23">χ</text:span><text:span text:style-name="T24">2</text:span><text:span text:style-name="T22">)</text:span></text:p>
          </draw:text-box>
        </draw:frame>
        <draw:frame presentation:style-name="pr14" draw:text-style-name="P19" draw:layer="layout" svg:width="25.2cm" svg:height="13.86cm" svg:x="1.399cm" svg:y="4.899cm" presentation:class="outline" presentation:user-transformed="true">
          <draw:text-box>
            <text:list text:style-name="L3">
              <text:list-item>
                <text:p text:style-name="P18"><text:span text:style-name="T25">Evaluates whether there is a relationship between 2 </text:span><text:span text:style-name="T26">categorical</text:span><text:span text:style-name="T25"> variables</text:span></text:p>
              </text:list-item>
              <text:list-item>
                <text:p text:style-name="P18"><text:span text:style-name="T25">The Pearson </text:span><text:span text:style-name="T26">chi-square</text:span><text:span text:style-name="T25"> statistic tests whether the 2 variables are </text:span><text:span text:style-name="T26">independent</text:span></text:p>
              </text:list-item>
              <text:list-item>
                <text:p text:style-name="P18"><text:span text:style-name="T25">If the </text:span><text:span text:style-name="T26">significance</text:span><text:span text:style-name="T25"> is small enough</text:span><text:span text:style-name="T25"><text:line-break/></text:span><text:span text:style-name="T25">(p&lt;</text:span><text:span text:style-name="T27">α</text:span><text:span text:style-name="T28">, usually </text:span><text:span text:style-name="T27">α</text:span><text:span text:style-name="T28">=</text:span><text:span text:style-name="T25">.05), we </text:span><text:span text:style-name="T26">reject the null</text:span><text:span text:style-name="T25"> hypothesis that the two variables are independent (unrelated)</text:span></text:p>
                <text:list>
                  <text:list-item>
                    <text:p><text:span text:style-name="T25">i.e., we think that they are in some way related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16"/>
          <draw:frame presentation:style-name="pr15" draw:text-style-name="P20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t-Tests:  Comparing Two Means" draw:style-name="dp4" draw:master-page-name="Default" presentation:presentation-page-layout-name="AL2T1">
        <office:forms form:automatic-focus="false" form:apply-design-mode="false"/>
        <draw:frame presentation:style-name="pr16" draw:text-style-name="P10" draw:layer="layout" svg:width="25.2cm" svg:height="2.595cm" svg:x="1.399cm" svg:y="0.58cm" presentation:class="title" presentation:user-transformed="true">
          <draw:text-box>
            <text:p text:style-name="P1"><text:span text:style-name="T29">t</text:span><text:span text:style-name="T15">-Tests: comparing two means</text:span></text:p>
          </draw:text-box>
        </draw:frame>
        <draw:frame presentation:style-name="pr17" draw:text-style-name="P22" draw:layer="layout" svg:width="25.2cm" svg:height="16.146cm" svg:x="1.399cm" svg:y="4.851cm" presentation:class="outline" presentation:user-transformed="true">
          <draw:text-box>
            <text:list text:style-name="L3">
              <text:list-item>
                <text:p text:style-name="P21">Moving beyond correlational research…</text:p>
              </text:list-item>
              <text:list-item>
                <text:p text:style-name="P21">We often want to look at the <text:span text:style-name="T6">effect</text:span> of one variable on another by systematically <text:span text:style-name="T6">changing</text:span> some aspect of that variable</text:p>
              </text:list-item>
              <text:list-item>
                <text:p text:style-name="P21">That is, we want to <text:span text:style-name="T6">manipulate</text:span> one variable to observe its effect on another variable.</text:p>
              </text:list-item>
              <text:list-item>
                <text:p text:style-name="P21"><text:span text:style-name="T7">t</text:span><text:span text:style-name="T6">-tests</text:span> are for <text:span text:style-name="T6">comparing</text:span> two means</text:p>
              </text:list-item>
              <text:list-item>
                <text:p text:style-name="P21">Two types of application of <text:span text:style-name="T8">t</text:span>-tests:</text:p>
                <text:list>
                  <text:list-item>
                    <text:p><text:span text:style-name="T6">Related</text:span>/dependent measures</text:p>
                  </text:list-item>
                  <text:list-item>
                    <text:p><text:span text:style-name="T6">Independent</text:span> groups</text:p>
                  </text:list-item>
                </text:list>
                <text:p text:style-name="P21"/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17"/>
          <draw:frame presentation:style-name="pr15" draw:text-style-name="P20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t-Tests" draw:style-name="dp4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2cm" svg:height="3.501cm" svg:x="1.399cm" svg:y="0.839cm" presentation:class="title" presentation:user-transformed="true">
          <draw:text-box>
            <text:p text:style-name="P1">Related/dependent <text:span text:style-name="T8">t</text:span>-tests</text:p>
          </draw:text-box>
        </draw:frame>
        <draw:frame presentation:style-name="pr18" draw:text-style-name="P26" draw:layer="layout" svg:width="25.2cm" svg:height="14.316cm" svg:x="1.27cm" svg:y="4.445cm" presentation:class="outline" presentation:user-transformed="true">
          <draw:text-box>
            <text:p text:style-name="P23"><text:span text:style-name="T30"/></text:p>
            <text:list text:style-name="L3">
              <text:list-item>
                <text:p text:style-name="P24"><text:span text:style-name="T30">A </text:span><text:span text:style-name="T31">repeated measures</text:span><text:span text:style-name="T30"> experiment that has </text:span><text:span text:style-name="T31">2</text:span><text:span text:style-name="T30"> conditions (levels of the IV)</text:span></text:p>
              </text:list-item>
              <text:list-item>
                <text:p text:style-name="P24"><text:span text:style-name="T30">the </text:span><text:span text:style-name="T32">same subjects</text:span><text:span text:style-name="T30"> participate in both conditions</text:span></text:p>
              </text:list-item>
              <text:list-item>
                <text:p text:style-name="P24"><text:span text:style-name="T30">We expect that a person’s behaviour will be the </text:span><text:span text:style-name="T31">same</text:span><text:span text:style-name="T30"> in both conditions</text:span></text:p>
                <text:list>
                  <text:list-item>
                    <text:p text:style-name="P25"><text:span text:style-name="T31">external factors</text:span><text:span text:style-name="T30"> – age, gender, IQ, motivation, ... – should be same in both conditions</text:span></text:p>
                  </text:list-item>
                </text:list>
              </text:list-item>
              <text:list-item>
                <text:p text:style-name="P24"><text:span text:style-name="T31">Experimental Manipulation</text:span><text:span text:style-name="T30">: we do something different in Condition 1 than what we do in Condition 2 (so the only difference between conditions is the manipulation the experimenter made)</text:span></text:p>
                <text:list>
                  <text:list-item>
                    <text:p text:style-name="P25"><text:span text:style-name="T30">e.g., </text:span><text:span text:style-name="T31">Control</text:span><text:span text:style-name="T30"> vs. tes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18"/>
          <draw:frame presentation:style-name="pr15" draw:text-style-name="P20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2cm" svg:height="3.501cm" svg:x="1.399cm" svg:y="0.839cm" presentation:class="title" presentation:user-transformed="true">
          <draw:text-box>
            <text:p text:style-name="P1"><text:span text:style-name="T33">Independent samples </text:span><text:span text:style-name="T8">t</text:span>-tests</text:p>
          </draw:text-box>
        </draw:frame>
        <draw:frame presentation:style-name="pr19" draw:text-style-name="P29" draw:layer="layout" svg:width="25.2cm" svg:height="16.086cm" svg:x="1.399cm" svg:y="4.899cm" presentation:class="outline" presentation:user-transformed="true">
          <draw:text-box>
            <text:p text:style-name="P27"><text:span text:style-name="T34"/></text:p>
            <text:list text:style-name="L3">
              <text:list-item>
                <text:p text:style-name="P18"><text:span text:style-name="T35">We still have 2 </text:span><text:span text:style-name="T36">conditions</text:span><text:span text:style-name="T35"> (levels of the IV), but </text:span><text:span text:style-name="T36">different subjects</text:span><text:span text:style-name="T35"> participate in each condition.</text:span></text:p>
              </text:list-item>
              <text:list-item>
                <text:p text:style-name="P18"><text:span text:style-name="T35">So, differences between the two group </text:span><text:span text:style-name="T36">means</text:span><text:span text:style-name="T35"> can possibly reflect:</text:span></text:p>
                <text:list>
                  <text:list-item>
                    <text:p text:style-name="P28"><text:span text:style-name="T37">The manipulation (i.e., </text:span><text:span text:style-name="T38">systematic</text:span><text:span text:style-name="T37"> variation) </text:span></text:p>
                  </text:list-item>
                  <text:list-item>
                    <text:p text:style-name="P28"><text:span text:style-name="T37">Differences between characteristics of the people allotted to each group (i.e., </text:span><text:span text:style-name="T38">unsystematic</text:span><text:span text:style-name="T37"> variation)</text:span></text:p>
                  </text:list-item>
                  <text:list-item>
                    <text:p text:style-name="P28"><text:span text:style-name="T38">Question</text:span><text:span text:style-name="T37">: what is one way we can try to keep the ‘</text:span><text:span text:style-name="T38">noise</text:span><text:span text:style-name="T37">’ in an experiment to a minimum?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19"/>
          <draw:frame presentation:style-name="pr12" draw:text-style-name="P17" draw:layer="layout" svg:width="17.272cm" svg:height="12.574cm" svg:x="2.158cm" svg:y="13.271cm" presentation:class="notes" presentation:user-transformed="true">
            <draw:text-box>
              <text:p text:style-name="P16"><text:span text:style-name="T21">*Error variance will almost always be larger in Independent Samples T-Tests for the (Unsystematic Variation) reason (i.e., noise).</text:span>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2cm" svg:height="3.501cm" svg:x="1.399cm" svg:y="0.839cm" presentation:class="title" presentation:user-transformed="true">
          <draw:text-box>
            <text:p text:style-name="P1"><text:span text:style-name="T8">t</text:span>-Tests</text:p>
          </draw:text-box>
        </draw:frame>
        <draw:frame presentation:style-name="pr20" draw:text-style-name="P22" draw:layer="layout" svg:width="25.2cm" svg:height="14.032cm" svg:x="2.798cm" svg:y="6.966cm" presentation:class="outline" presentation:user-transformed="true">
          <draw:text-box>
            <text:list text:style-name="L3">
              <text:list-item>
                <text:p text:style-name="P21"><text:span text:style-name="T8">t</text:span>-tests work by identifying <text:span text:style-name="T6">sources</text:span> of systematic and unsystematic variation, and then <text:span text:style-name="T6">comparing</text:span> them.</text:p>
              </text:list-item>
              <text:list-item>
                <text:p text:style-name="P21">The comparison lets us see whether the experiment created <text:span text:style-name="T7">considerably</text:span> more variation than we would have got if we had just tested the participants w/o the experimental manipulation.</text:p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20"/>
          <draw:frame presentation:style-name="pr15" draw:text-style-name="P20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Example: Dependent samples t-Tests (or “paired samples”)" draw:style-name="dp4" draw:master-page-name="Default" presentation:presentation-page-layout-name="AL2T1">
        <office:forms form:automatic-focus="false" form:apply-design-mode="false"/>
        <draw:frame presentation:style-name="pr21" draw:text-style-name="P10" draw:layer="layout" svg:width="25.2cm" svg:height="3.437cm" svg:x="1.399cm" svg:y="0.373cm" presentation:class="title" presentation:user-transformed="true">
          <draw:text-box>
            <text:p text:style-name="P1">Example: dependent samples</text:p>
          </draw:text-box>
        </draw:frame>
        <draw:frame presentation:style-name="pr22" draw:text-style-name="P22" draw:layer="layout" svg:width="25.2cm" svg:height="11.294cm" svg:x="1.399cm" svg:y="7.466cm" presentation:class="outline" presentation:user-transformed="true">
          <draw:text-box>
            <text:list text:style-name="L3">
              <text:list-item>
                <text:p text:style-name="P21"><text:span text:style-name="T22">“</text:span><text:span text:style-name="T22">Paired” samples </text:span><text:span text:style-name="T39">t</text:span><text:span text:style-name="T40">-test</text:span></text:p>
              </text:list-item>
              <text:list-item>
                <text:p text:style-name="P21"><text:span text:style-name="T22">12 ‘</text:span><text:span text:style-name="T41">spider phobes</text:span><text:span text:style-name="T22">’ exposed to a </text:span><text:span text:style-name="T41">picture</text:span><text:span text:style-name="T22"> of a spider (</text:span><text:span text:style-name="T42">picture</text:span><text:span text:style-name="T22">), and on a separate occasion, a </text:span><text:span text:style-name="T41">real</text:span><text:span text:style-name="T22"> live tarantula (</text:span><text:span text:style-name="T42">real</text:span><text:span text:style-name="T22">)</text:span></text:p>
              </text:list-item>
              <text:list-item>
                <text:p text:style-name="P21"><text:span text:style-name="T22">Their </text:span><text:span text:style-name="T43">anxiety</text:span><text:span text:style-name="T22"> was measured at each time (i.e., in each condition).</text:span></text:p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21"/>
          <draw:frame presentation:style-name="pr15" draw:text-style-name="P20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Example: Dependent samples  (paired) t-Tests" draw:style-name="dp4" draw:master-page-name="Default" presentation:presentation-page-layout-name="AL3T19">
        <office:forms form:automatic-focus="false" form:apply-design-mode="false"/>
        <draw:frame presentation:style-name="pr23" draw:text-style-name="P10" draw:layer="layout" svg:width="25.2cm" svg:height="3.765cm" svg:x="1.399cm" svg:y="0.045cm" presentation:class="title" presentation:user-transformed="true">
          <draw:text-box>
            <text:p text:style-name="P1"><text:span text:style-name="T15">Paired samples </text:span><text:span text:style-name="T29">t</text:span><text:span text:style-name="T44">-test</text:span></text:p>
          </draw:text-box>
        </draw:frame>
        <draw:frame draw:style-name="gr3" draw:text-style-name="P6" draw:layer="layout" svg:width="18.9cm" svg:height="6.12cm" svg:x="4.899cm" svg:y="13.479cm">
          <draw:image xlink:href="Pictures/2000008B00002CF500000E43578CEF03.wmf" xlink:type="simple" xlink:show="embed" xlink:actuate="onLoad">
            <text:p/>
          </draw:image>
        </draw:frame>
        <draw:frame draw:style-name="gr3" draw:text-style-name="P6" draw:layer="layout" svg:width="23.8cm" svg:height="7.351cm" svg:x="2.333cm" svg:y="6.183cm">
          <draw:image xlink:href="Pictures/200000CC00003678000010892AC8E477.wmf" xlink:type="simple" xlink:show="embed" xlink:actuate="onLoad">
            <text:p/>
          </draw:image>
        </draw:frame>
        <presentation:notes draw:style-name="dp5">
          <draw:page-thumbnail draw:layer="layout" svg:width="14.393cm" svg:height="10.478cm" svg:x="3.598cm" svg:y="2.095cm" draw:page-number="22"/>
          <draw:frame presentation:style-name="pr15" draw:text-style-name="P20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Example: paired t-Tests" draw:style-name="dp4" draw:master-page-name="Default" presentation:presentation-page-layout-name="AL3T19">
        <office:forms form:automatic-focus="false" form:apply-design-mode="false"/>
        <draw:frame presentation:style-name="pr13" draw:text-style-name="P10" draw:layer="layout" svg:width="25.2cm" svg:height="3.501cm" svg:x="1.399cm" svg:y="0.839cm" presentation:class="title" presentation:user-transformed="true">
          <draw:text-box>
            <text:p text:style-name="P1">Example: paired <text:span text:style-name="T8">t</text:span>-Tests</text:p>
          </draw:text-box>
        </draw:frame>
        <draw:frame draw:style-name="gr3" draw:text-style-name="P6" draw:layer="layout" svg:width="27.431cm" svg:height="7.447cm" svg:x="0.566cm" svg:y="5.133cm">
          <draw:image xlink:href="Pictures/200000EF000058FD0000157F8E8027B6.wmf" xlink:type="simple" xlink:show="embed" xlink:actuate="onLoad">
            <text:p/>
          </draw:image>
        </draw:frame>
        <draw:custom-shape draw:style-name="gr11" draw:text-style-name="P7" draw:layer="layout" svg:width="3.034cm" svg:height="2.8cm" svg:x="8.865cm" svg:y="9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9.333cm" svg:y1="12.133cm" svg:x2="4.199cm" svg:y2="14.699cm">
          <text:p/>
        </draw:line>
        <draw:custom-shape draw:style-name="gr17" draw:text-style-name="P30" draw:layer="layout" svg:width="5.882cm" svg:height="4.488cm" svg:x="1.118cm" svg:y="15.044cm">
          <text:p text:style-name="P1"><text:span text:style-name="T45">Standard Deviation of the pairwise difference</text:span></text:p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3.033cm" svg:height="2.8cm" svg:x="11.2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.365cm" svg:y1="12.366cm" svg:x2="11.199cm" svg:y2="15.4cm">
          <text:p/>
        </draw:line>
        <draw:custom-shape draw:style-name="gr19" draw:text-style-name="P30" draw:layer="layout" svg:width="7.53cm" svg:height="5.313cm" svg:x="6.385cm" svg:y="15.099cm">
          <text:p text:style-name="P1"><text:span text:style-name="T45">Standard error of the differences b/w subjects’ scores in each condition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34cm" svg:height="1.167cm" svg:x="21.465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2.165cm" svg:y1="8.633cm" svg:x2="22.165cm" svg:y2="6.766cm">
          <text:p/>
        </draw:line>
        <draw:custom-shape draw:style-name="gr20" draw:text-style-name="P32" draw:layer="layout" svg:width="10.118cm" svg:height="3.629cm" svg:x="16.51cm" svg:y="3.499cm">
          <text:p text:style-name="P31"><text:span text:style-name="T46">Degrees of Freedom (in a repeated measures design, it's N-1)</text:span></text:p>
          <draw:enhanced-geometry svg:viewBox="0 0 21600 21600" draw:type="mso-spt202" draw:enhanced-path="M 0 0 L 21600 0 21600 21600 0 21600 0 0 Z N"/>
        </draw:custom-shape>
        <draw:line draw:style-name="gr8" draw:text-style-name="P6" draw:layer="layout" svg:x1="21.932cm" svg:y1="9.8cm" svg:x2="19.598cm" svg:y2="14.934cm">
          <text:p/>
        </draw:line>
        <draw:custom-shape draw:style-name="gr19" draw:text-style-name="P30" draw:layer="layout" svg:width="8.142cm" svg:height="5.313cm" svg:x="13.94cm" svg:y="14.733cm">
          <text:p text:style-name="P1"><text:span text:style-name="T47">SPSS uses df to calculate the exact probability that the value of the ‘t’ obtained could occur by chance</text:span></text:p>
          <draw:enhanced-geometry svg:viewBox="0 0 21600 21600" draw:type="mso-spt202" draw:enhanced-path="M 0 0 L 21600 0 21600 21600 0 21600 0 0 Z N"/>
        </draw:custom-shape>
        <draw:custom-shape draw:style-name="gr21" draw:text-style-name="P30" draw:layer="layout" svg:width="5.715cm" svg:height="7.839cm" svg:x="21.59cm" svg:y="12.944cm">
          <text:p text:style-name="P1"><text:span text:style-name="T45">The probability that ‘t’ occurred by chance is <text:s/>reflected here</text:span></text:p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3.032cm" svg:height="2.8cm" svg:x="24.033cm" svg:y="9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5.899cm" svg:y1="12.366cm" svg:x2="25.899cm" svg:y2="13.766cm">
          <text:p/>
        </draw:line>
        <presentation:notes draw:style-name="dp5">
          <draw:page-thumbnail draw:layer="layout" svg:width="14.393cm" svg:height="10.478cm" svg:x="3.598cm" svg:y="2.095cm" draw:page-number="23"/>
          <draw:frame presentation:style-name="pr12" draw:text-style-name="P17" draw:layer="layout" svg:width="17.272cm" svg:height="12.574cm" svg:x="2.16cm" svg:y="13.272cm" presentation:class="notes" presentation:user-transformed="true">
            <draw:text-box>
              <text:p text:style-name="P16"><text:span text:style-name="T21">Most Important of the tables – tells us whether the difference between the means of the two conditions was large enough to </text:span><text:span text:style-name="T48">not</text:span><text:span text:style-name="T21"> be a chance result</text:span></text:p>
            </draw:text-box>
          </draw:frame>
        </presentation:notes>
      </draw:page>
      <draw:page draw:name="Example: Independent samples  t-Test" draw:style-name="dp4" draw:master-page-name="Default" presentation:presentation-page-layout-name="AL2T1">
        <office:forms form:automatic-focus="false" form:apply-design-mode="false"/>
        <draw:frame presentation:style-name="pr24" draw:text-style-name="P10" draw:layer="layout" svg:width="25.2cm" svg:height="2.668cm" svg:x="1.47cm" svg:y="0.635cm" presentation:class="title" presentation:user-transformed="true">
          <draw:text-box>
            <text:p text:style-name="P1"><text:span text:style-name="T15">Example: indep samples </text:span><text:span text:style-name="T29">t</text:span><text:span text:style-name="T44">-test</text:span></text:p>
          </draw:text-box>
        </draw:frame>
        <draw:frame presentation:style-name="pr25" draw:text-style-name="P36" draw:layer="layout" svg:width="25.2cm" svg:height="16.712cm" svg:x="1.399cm" svg:y="4.285cm" presentation:class="outline" presentation:user-transformed="true">
          <draw:text-box>
            <text:p text:style-name="P33"><text:span text:style-name="T22">Used in situations where there are 2 experimental conditions – and </text:span><text:span text:style-name="T41">different</text:span><text:span text:style-name="T22"> participants are used in each condition</text:span></text:p>
            <text:p text:style-name="P34"><text:span text:style-name="T49"/></text:p>
            <text:p text:style-name="P33"><text:span text:style-name="T41">Example</text:span><text:span text:style-name="T22">: SpiderBG.sav</text:span></text:p>
            <text:list text:style-name="L3">
              <text:list-item>
                <text:p text:style-name="P35"><text:span text:style-name="T22">12 spider phobes exposed to a </text:span><text:span text:style-name="T41">picture</text:span><text:span text:style-name="T22"> of a spider (picture); 12 </text:span><text:span text:style-name="T41">different</text:span><text:span text:style-name="T22"> spider phobes exposed to a </text:span><text:span text:style-name="T41">real-life</text:span><text:span text:style-name="T22"> tarantula</text:span></text:p>
              </text:list-item>
              <text:list-item>
                <text:p text:style-name="P35"><text:span text:style-name="T41">Anxiety</text:span><text:span text:style-name="T22"> was measured in each condition</text:span></text:p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24"/>
          <draw:frame presentation:style-name="pr15" draw:text-style-name="P20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frame draw:style-name="gr3" draw:text-style-name="P6" draw:layer="layout" svg:width="18.516cm" svg:height="4.579cm" svg:x="2.099cm" svg:y="1.633cm">
          <draw:image xlink:href="Pictures/2000009D000034B600000CB6C92C5BB7.wmf" xlink:type="simple" xlink:show="embed" xlink:actuate="onLoad">
            <text:p/>
          </draw:image>
        </draw:frame>
        <draw:frame draw:style-name="gr3" draw:text-style-name="P6" draw:layer="layout" svg:width="25.229cm" svg:height="8.166cm" svg:x="1.633cm" svg:y="7.233cm">
          <draw:image xlink:href="Pictures/200001060000612700001727BD1C0131.wmf" xlink:type="simple" xlink:show="embed" xlink:actuate="onLoad">
            <text:p/>
          </draw:image>
        </draw:frame>
        <draw:custom-shape draw:style-name="gr17" draw:text-style-name="P30" draw:layer="layout" svg:width="5.367cm" svg:height="4.488cm" svg:x="21.466cm" svg:y="1.744cm">
          <text:p text:style-name="P1"><text:span text:style-name="T45">Summary Statistics for the 2 experimental conditions</text:span></text:p>
          <draw:enhanced-geometry svg:viewBox="0 0 21600 21600" draw:type="mso-spt202" draw:enhanced-path="M 0 0 L 21600 0 21600 21600 0 21600 0 0 Z N"/>
        </draw:custom-shape>
        <draw:line draw:style-name="gr22" draw:text-style-name="P6" draw:layer="layout" svg:x1="21.232cm" svg:y1="3.966cm" svg:x2="20.298cm" svg:y2="3.966cm">
          <text:p/>
        </draw:line>
        <draw:custom-shape draw:style-name="gr11" draw:text-style-name="P7" draw:layer="layout" svg:width="5.133cm" svg:height="3.033cm" svg:x="1.633cm" svg:y="1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3.265cm" svg:y1="15.165cm" svg:x2="3.032cm" svg:y2="16.332cm">
          <text:p/>
        </draw:line>
        <draw:custom-shape draw:style-name="gr23" draw:text-style-name="P38" draw:layer="layout" svg:width="9.275cm" svg:height="6.997cm" svg:x="0.885cm" svg:y="14.985cm">
          <text:p text:style-name="P37"><text:span text:style-name="T45">Parametric tests (e.g., </text:span><text:span text:style-name="T50">t</text:span><text:span text:style-name="T45">-tests) assume variances in the experimental conditions are ‘roughly’ equal.</text:span></text:p>
          <text:p text:style-name="P1"><text:span text:style-name="T45"/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5.134cm" svg:height="3.034cm" svg:x="6.065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9.799cm" svg:y1="10.499cm" svg:x2="10.733cm" svg:y2="15.865cm">
          <text:p/>
        </draw:line>
        <draw:custom-shape draw:style-name="gr24" draw:text-style-name="P30" draw:layer="layout" svg:width="9.566cm" svg:height="3.648cm" svg:x="9.334cm" svg:y="16.361cm">
          <text:p text:style-name="P1"><text:span text:style-name="T47">If Levene’s test is sig., the assumption of homogeneity of variance has been violated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2.1cm" svg:height="2.1cm" svg:x="12.366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3.999cm" svg:y1="11.665cm" svg:x2="14.465cm" svg:y2="7.232cm">
          <text:p/>
        </draw:line>
        <draw:custom-shape draw:style-name="gr25" draw:text-style-name="P30" draw:layer="layout" svg:width="7.123cm" svg:height="1.128cm" svg:x="12.605cm" svg:y="6.066cm">
          <text:p text:style-name="P1"><text:span text:style-name="T45">(N1 + N2) - 2 = 22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2.8cm" svg:height="3.967cm" svg:x="14.465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6.8cm" svg:y1="13.999cm" svg:x2="20.3cm" svg:y2="15.633cm">
          <text:p/>
        </draw:line>
        <draw:custom-shape draw:style-name="gr26" draw:text-style-name="P30" draw:layer="layout" svg:width="9.584cm" svg:height="5.902cm" svg:x="18.415cm" svg:y="15.24cm">
          <text:p text:style-name="P1"><text:span text:style-name="T45">Significance (</text:span><text:span text:style-name="T50">p</text:span><text:span text:style-name="T51">-value):</text:span><text:span text:style-name="T45"> <text:s/>0.107 &gt; </text:span><text:span text:style-name="T52">α</text:span><text:span text:style-name="T53">=</text:span><text:span text:style-name="T45">.05, so there is no significant difference between the means of the 2 samples</text:span></text:p>
          <draw:enhanced-geometry svg:viewBox="0 0 21600 21600" draw:type="mso-spt202" draw:enhanced-path="M 0 0 L 21600 0 21600 21600 0 21600 0 0 Z N"/>
        </draw:custom-shape>
        <presentation:notes draw:style-name="dp5">
          <draw:page-thumbnail draw:layer="layout" svg:width="14.393cm" svg:height="10.478cm" svg:x="3.598cm" svg:y="2.095cm" draw:page-number="25"/>
          <draw:frame presentation:style-name="pr12" draw:text-style-name="P17" draw:layer="layout" svg:width="17.272cm" svg:height="12.574cm" svg:x="2.158cm" svg:y="13.271cm" presentation:class="notes" presentation:user-transformed="true">
            <draw:text-box>
              <text:p text:style-name="P16"><text:span text:style-name="T54">*t-tests ‘require’ parametric data – and an assumption of parametric data is that variances in the experimental conditions are ‘roughly’ equal.</text:span></text:p>
              <text:p text:style-name="P16"><text:span text:style-name="T54">*in reality – there are adjustments that can be made in situations where variances are not equal – these rows related to whether the assumption has been broken: How do we know if it’s been broken? Look at the variances and see whether they’re similar (i.e., know the SD of the groups are 9 and 11) – and if we square these values, we get the variances. </text:span></text:p>
              <text:p text:style-name="P16"><text:span text:style-name="T54">*We can use </text:span><text:span text:style-name="T55">Levene’s test</text:span><text:span text:style-name="T54"> (if it’s ‘significant’ – there is a significant amount of variance between groups – and the assumption of homogeneity of variances has been VIOLATED). </text:span></text:p>
            </draw:text-box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ata Analysis Project</text:p>
          </draw:text-box>
        </draw:frame>
        <draw:frame presentation:style-name="pr8" draw:layer="layout" svg:width="25.199cm" svg:height="14.743cm" svg:x="1.4cm" svg:y="4.507cm" presentation:class="outline" presentation:user-transformed="true">
          <draw:text-box>
            <text:list text:style-name="L3">
              <text:list-item>
                <text:p>Half of this course is your semester-long<text:line-break/> data analysis <text:span text:style-name="T6">project</text:span>:</text:p>
                <text:list>
                  <text:list-item>
                    <text:p>Find suitable <text:span text:style-name="T6">existing data</text:span></text:p>
                  </text:list-item>
                  <text:list-item>
                    <text:p><text:span text:style-name="T6">Propose</text:span> a new statistical analysis of it</text:p>
                  </text:list-item>
                  <text:list-item>
                    <text:p>Get approval by <text:span text:style-name="T6">Research Ethics Board</text:span></text:p>
                  </text:list-item>
                  <text:list-item>
                    <text:p>Go through “spiral” of statistical <text:span text:style-name="T6">analysis</text:span></text:p>
                  </text:list-item>
                  <text:list-item>
                    <text:p><text:span text:style-name="T6">Write</text:span> it up in an APA-style manuscript</text:p>
                  </text:list-item>
                </text:list>
              </text:list-item>
              <text:list-item>
                <text:p><text:span text:style-name="T6">Groups</text:span> of up to 3 people</text:p>
                <text:list>
                  <text:list-item>
                    <text:p>Can also be done individually</text:p>
                  </text:list-item>
                  <text:list-item>
                    <text:p>Let me know when you have your group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2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roject step 1: Finding data</text:p>
          </draw:text-box>
        </draw:frame>
        <draw:frame presentation:style-name="pr8" draw:layer="layout" svg:width="25.199cm" svg:height="15.162cm" svg:x="1.4cm" svg:y="4.507cm" presentation:class="outline" presentation:user-transformed="true">
          <draw:text-box>
            <text:list text:style-name="L3">
              <text:list-item>
                <text:p>It must be <text:span text:style-name="T6">existing</text:span> data – you are <text:span text:style-name="T6">not</text:span> allowed to collect data for this course! (nor do you have time to)</text:p>
                <text:list>
                  <text:list-item>
                    <text:p><text:span text:style-name="T6">No simulated</text:span> (made-up) data</text:p>
                  </text:list-item>
                </text:list>
              </text:list-item>
              <text:list-item>
                <text:p>Minimum <text:span text:style-name="T6">sample size</text:span>: 50</text:p>
              </text:list-item>
              <text:list-item>
                <text:p>Minimum of <text:span text:style-name="T6">3</text:span> <text:span text:style-name="T6">variables</text:span> (2 IV, 1 DV)</text:p>
              </text:list-item>
              <text:list-item>
                <text:p>Analysis: multiple <text:span text:style-name="T6">regression</text:span> or <text:span text:style-name="T6">ANOVA</text:span></text:p>
                <text:list>
                  <text:list-item>
                    <text:p>Non-parametric alternatives w/permission</text:p>
                  </text:list-item>
                </text:list>
              </text:list-item>
              <text:list-item>
                <text:p>Possible <text:span text:style-name="T6">sources</text:span>: your own data, faculty members, CPSY dept thesis data, publicly available / government data (WHO, NIH, etc.)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2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ataset description: due 2Oct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Written <text:span text:style-name="T6">description</text:span> of the dataset you will be using and the particular <text:span text:style-name="T6">variables</text:span> you consider</text:p>
              </text:list-item>
              <text:list-item>
                <text:p>Preliminary <text:span text:style-name="T6">explorations</text:span> of the data</text:p>
                <text:list>
                  <text:list-item>
                    <text:p>Descriptives, histograms, boxplots, etc.</text:p>
                  </text:list-item>
                  <text:list-item>
                    <text:p>Upload annotated <text:span text:style-name="T6">SPSS</text:span> <text:span text:style-name="T6">output</text:span> *.spv</text:p>
                  </text:list-item>
                </text:list>
              </text:list-item>
              <text:list-item>
                <text:p>APA manuscript style not needed, but please format it <text:span text:style-name="T6">neatly</text:span> in a document</text:p>
                <text:list>
                  <text:list-item>
                    <text:p>e.g., not a short email or Facebook msg!</text:p>
                  </text:list-item>
                </text:list>
              </text:list-item>
              <text:list-item>
                <text:p>Upload (1) <text:span text:style-name="T6">write-up</text:span>, and (2) <text:span text:style-name="T6">SPSS output</text:span><text:line-break/>to myCourses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2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7" draw:layer="layout" svg:width="26.305cm" svg:height="2.927cm" svg:x="1cm" svg:y="0.462cm" presentation:class="title" presentation:user-transformed="true">
          <draw:text-box>
            <text:p>Project step 2: Proposal/meeting</text:p>
          </draw:text-box>
        </draw:frame>
        <draw:frame presentation:style-name="pr8" draw:layer="layout" svg:width="25.199cm" svg:height="14.743cm" svg:x="1.4cm" svg:y="4.507cm" presentation:class="outline" presentation:user-transformed="true">
          <draw:text-box>
            <text:list text:style-name="L3">
              <text:list-item>
                <text:p>Written <text:span text:style-name="T6">proposal</text:span> of the particular analysis you plan to do on the dataset</text:p>
                <text:list>
                  <text:list-item>
                    <text:p>Old data, but <text:span text:style-name="T6">new analysis</text:span></text:p>
                  </text:list-item>
                  <text:list-item>
                    <text:p>State specific <text:span text:style-name="T6">research questions</text:span></text:p>
                  </text:list-item>
                  <text:list-item>
                    <text:p>Check <text:span text:style-name="T6">sample size</text:span> is sufficient (<text:span text:style-name="T9">GPower3</text:span>)</text:p>
                  </text:list-item>
                  <text:list-item>
                    <text:p>Anticipate possible <text:span text:style-name="T6">problems</text:span>, plan</text:p>
                  </text:list-item>
                </text:list>
              </text:list-item>
              <text:list-item>
                <text:p>Book an <text:span text:style-name="T6">appointment</text:span> with me (Neu 5) by <text:span text:style-name="T6">9Oct</text:span></text:p>
                <text:list>
                  <text:list-item>
                    <text:p><text:span text:style-name="T6">All</text:span> team members there</text:p>
                  </text:list-item>
                  <text:list-item>
                    <text:p>Send me your <text:span text:style-name="T6">proposal</text:span> &gt;24hrs before</text:p>
                  </text:list-item>
                  <text:list-item>
                    <text:p>Bring/email your <text:span text:style-name="T6">dataset</text:span> on USB stick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2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Project step 3: REB (due 16Oct)</text:p>
          </draw:text-box>
        </draw:frame>
        <draw:frame presentation:style-name="pr8" draw:layer="layout" svg:width="25.199cm" svg:height="15.162cm" svg:x="1.4cm" svg:y="4.507cm" presentation:class="outline" presentation:user-transformed="true">
          <draw:text-box>
            <text:list text:style-name="L3">
              <text:list-item>
                <text:p>Approval by TWU <text:span text:style-name="T6">Research Ethics Board</text:span> is required <text:span text:style-name="T6">before</text:span> any new analysis may be done!</text:p>
                <text:list>
                  <text:list-item>
                    <text:p>Cursory exploration as in dataset description and proposal is okay</text:p>
                  </text:list-item>
                </text:list>
              </text:list-item>
              <text:list-item>
                <text:p>You are <text:span text:style-name="T6">not</text:span> allowed to start your new analysis until you get REB approval</text:p>
              </text:list-item>
              <text:list-item>
                <text:p>Use the “<text:span text:style-name="T6">Analysis of Existing Data</text:span>” form</text:p>
              </text:list-item>
              <text:list-item>
                <text:p>You need <text:span text:style-name="T6">written permission</text:span> from the original owner of the data</text:p>
                <text:list>
                  <text:list-item>
                    <text:p>For CPSY <text:span text:style-name="T6">theses</text:span>, the faculty supervisor</text:p>
                  </text:list-item>
                  <text:list-item>
                    <text:p>None needed for <text:span text:style-name="T6">publicly available </text:span>data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3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roject step 4: Manuscript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he focus is to demonstrate your <text:span text:style-name="T6">statistical</text:span> knowledge, not to deal with the subject area in question</text:p>
                <text:list>
                  <text:list-item>
                    <text:p>It's okay if you don't find groundbreaking <text:span text:style-name="T6">results</text:span> for all of counselling psychology</text:p>
                  </text:list-item>
                  <text:list-item>
                    <text:p><text:span text:style-name="T6">Methodology</text:span> and statistics will be <text:span text:style-name="T6">more</text:span> detailed than a “real” research paper</text:p>
                  </text:list-item>
                </text:list>
              </text:list-item>
              <text:list-item>
                <text:p>Full <text:span text:style-name="T6">APA</text:span> manuscript format is required!</text:p>
                <text:list>
                  <text:list-item>
                    <text:p>Include <text:span text:style-name="T6">tables</text:span>/figures</text:p>
                  </text:list-item>
                </text:list>
              </text:list-item>
              <text:list-item>
                <text:p>Max length <text:span text:style-name="T6">15 pages</text:span> + annotated SPSS <text:span text:style-name="T6">output</text:span>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3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HW Assignment 1: Stats review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Four <text:span text:style-name="T6">homework</text:span> assignments over the semester will give you practice on the concepts in lecture</text:p>
              </text:list-item>
              <text:list-item>
                <text:p><text:span text:style-name="T6">HW assignment 1</text:span> (due 25Sep, in two weeks):</text:p>
                <text:list>
                  <text:list-item>
                    <text:p>Review of undergrad <text:span text:style-name="T6">statistics</text:span></text:p>
                  </text:list-item>
                  <text:list-item>
                    <text:p>Practice with <text:span text:style-name="T6">SPSS</text:span></text:p>
                  </text:list-item>
                </text:list>
              </text:list-item>
              <text:list-item>
                <text:p><text:span text:style-name="T6">Download</text:span> from our website: “Assignments”</text:p>
                <text:list>
                  <text:list-item>
                    <text:p>Assignment: <text:span text:style-name="T9">HW1-Review.doc</text:span></text:p>
                  </text:list-item>
                  <text:list-item>
                    <text:p>SPSS Dataset: <text:span text:style-name="T9">AttnDefDis-1.sav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3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Practice reading for next week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For practice, try reading this <text:span text:style-name="T6">journal article,</text:span> focusing on their <text:span text:style-name="T6">statistical</text:span> methods: see how much you can understand</text:p>
              </text:list-item>
              <text:list-item>
                <text:p><text:span text:style-name="T6">Missirlian</text:span>, et al., “<text:span text:style-name="T8">Emotional Arousal, Client Perceptual Processing, and the Working Alliance in Experiential Psychotherapy for Depression”,</text:span><text:span text:style-name="T33"> Journal of Consulting and Clinical Psychology, Vol. 73, No. 5, pp. 861–871, 2005.</text:span></text:p>
              </text:list-item>
              <text:list-item>
                <text:p><text:span text:style-name="T56">Download</text:span><text:span text:style-name="T33"> from website, under today's </text:span><text:span text:style-name="T56">lecture</text:span>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3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For discussion next time:</text:p>
          </draw:text-box>
        </draw:frame>
        <draw:frame presentation:style-name="pr8" draw:layer="layout" svg:width="25.199cm" svg:height="15.073cm" svg:x="1.4cm" svg:y="4.507cm" presentation:class="outline" presentation:user-transformed="true">
          <draw:text-box>
            <text:list text:style-name="L3">
              <text:list-item>
                <text:p>What <text:span text:style-name="T6">research questions</text:span> do the authors state that they are addressing?</text:p>
              </text:list-item>
              <text:list-item>
                <text:p>What <text:span text:style-name="T6">analytical strategy</text:span> was used, and how <text:span text:style-name="T6">appropriate</text:span> is it for addressing their questions?</text:p>
              </text:list-item>
              <text:list-item>
                <text:p>What were their main <text:span text:style-name="T6">conclusions</text:span>, and are these conclusions <text:span text:style-name="T6">warranted</text:span> from the actual results /statistics /analyses that were reported?</text:p>
              </text:list-item>
              <text:list-item>
                <text:p>What, if any, <text:span text:style-name="T6">changes</text:span>/additions need to be made to the methods to give a more <text:span text:style-name="T6">complete</text:span> picture of the phenomenon of interest (e.g., sampling, description of analysis process, effect sizes, dealing with multiple comparisons, etc.)? 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3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PSS tutorials by Marci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Our TA, <text:span text:style-name="T6">Marci</text:span>, has graciously agreed to do <text:span text:style-name="T6">tutorials</text:span> on getting started with SPSS</text:p>
                <text:list>
                  <text:list-item>
                    <text:p>After class today, in Wong Centre</text:p>
                    <text:list>
                      <text:list-item>
                        <text:p>Just tag along with her</text:p>
                      </text:list-item>
                    </text:list>
                  </text:list-item>
                  <text:list-item>
                    <text:p>Next week (Tue/Wed?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3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9-10T18:36:48</meta:creation-date>
    <dc:language>en-US</dc:language>
    <meta:editing-cycles>30</meta:editing-cycles>
    <meta:editing-duration>PT12H11M40S</meta:editing-duration>
    <meta:initial-creator>sean ho</meta:initial-creator>
    <dc:date>2009-09-11T07:42:58</dc:date>
    <dc:creator>sean ho</dc:creator>
    <meta:document-statistic meta:object-count="3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